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rouver photo pour header</text:span></text:p>
      <text:p text:style-name="P1"><text:span text:style-name="T1"/></text:p>
      <text:p text:style-name="P1"><text:span text:style-name="T1">cv avec canva</text:span></text:p>
      <text:p text:style-name="P1"><text:span text:style-name="T1">trouver photo pour header</text:span></text:p>
      <text:p text:style-name="P1"><text:span text:style-name="T1"/></text:p>
      <text:p text:style-name="P1"><text:span text:style-name="T1"/></text:p>
      <text:p text:style-name="P1"><text:span text:style-name="T1">capgemen: consignes?</text:span></text:p>
      <text:p text:style-name="P1"><text:span text:style-name="T1">utilisation de bootstrap</text:span></text:p>
      <text:p text:style-name="P1"><text:span text:style-name="T1">revoir mise en page "bas" du site</text:span></text:p>
      <text:p text:style-name="P1"><text:span text:style-name="T1"/></text:p>
      <text:p text:style-name="P1"><text:span text:style-name="T1">pure haicut : consignes?</text:span></text:p>
      <text:p text:style-name="P1"><text:span text:style-name="T1">revoir caroussel pure haicut</text:span></text:p>
      <text:p text:style-name="P1"><text:span text:style-name="T1"/></text:p>
      <text:p text:style-name="P1"><text:span text:style-name="T1">Allojv: ds documents =&gt; cahier des charges</text:span></text:p>
      <text:p text:style-name="P1"><text:span text:style-name="T1"/></text:p>
      <text:p text:style-name="P1"><text:span text:style-name="T1">créative:<text:s text:c="2"/>ya consignes</text:span></text:p>
      <text:p text:style-name="P1"><text:span text:style-name="T1"/></text:p>
      <text:p text:style-name="P1"><text:span text:style-name="T1">popcode: ds popcode loader pdf avec consignes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